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8*"/>
    </style:style>
    <style:style style:name="Table1.B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8*"/>
    </style:style>
    <style:style style:name="Table2.B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8*"/>
    </style:style>
    <style:style style:name="Table3.B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8*"/>
    </style:style>
    <style:style style:name="Table8.B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8*"/>
    </style:style>
    <style:style style:name="Table10.B" style:family="table-column">
      <style:table-column-properties style:column-width="3.4625in" style:rel-column-width="32767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8*"/>
    </style:style>
    <style:style style:name="Table11.B" style:family="table-column">
      <style:table-column-properties style:column-width="3.4625in" style:rel-column-width="32767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8*"/>
    </style:style>
    <style:style style:name="Table14.B" style:family="table-column">
      <style:table-column-properties style:column-width="3.4625in" style:rel-column-width="32767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8*"/>
    </style:style>
    <style:style style:name="Table15.B" style:family="table-column">
      <style:table-column-properties style:column-width="3.4625in" style:rel-column-width="32767*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3.4625in" style:rel-column-width="32768*"/>
    </style:style>
    <style:style style:name="Table16.B" style:family="table-column">
      <style:table-column-properties style:column-width="3.4625in" style:rel-column-width="32767*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7ad3" officeooo:paragraph-rsid="00137ad3"/>
    </style:style>
    <style:style style:name="P2" style:family="paragraph" style:parent-style-name="Standard">
      <style:text-properties officeooo:rsid="00195cf0" officeooo:paragraph-rsid="00195cf0"/>
    </style:style>
    <style:style style:name="P3" style:family="paragraph" style:parent-style-name="Standard">
      <style:text-properties officeooo:rsid="001e2dc5" officeooo:paragraph-rsid="001e2dc5"/>
    </style:style>
    <style:style style:name="P4" style:family="paragraph" style:parent-style-name="Standard">
      <style:text-properties officeooo:rsid="001e2dc5" officeooo:paragraph-rsid="0023e1bd"/>
    </style:style>
    <style:style style:name="P5" style:family="paragraph" style:parent-style-name="Standard">
      <style:text-properties officeooo:rsid="001e2dc5" officeooo:paragraph-rsid="0025b0b7"/>
    </style:style>
    <style:style style:name="P6" style:family="paragraph" style:parent-style-name="Standard">
      <style:text-properties officeooo:rsid="001e2dc5" officeooo:paragraph-rsid="002e65a1"/>
    </style:style>
    <style:style style:name="P7" style:family="paragraph" style:parent-style-name="Standard">
      <style:text-properties officeooo:rsid="001e2dc5" officeooo:paragraph-rsid="003294c0"/>
    </style:style>
    <style:style style:name="P8" style:family="paragraph" style:parent-style-name="Standard">
      <style:text-properties officeooo:rsid="001e2dc5" officeooo:paragraph-rsid="00404b60"/>
    </style:style>
    <style:style style:name="P9" style:family="paragraph" style:parent-style-name="Standard">
      <style:text-properties officeooo:rsid="001e2dc5" officeooo:paragraph-rsid="004343b0"/>
    </style:style>
    <style:style style:name="P10" style:family="paragraph" style:parent-style-name="Standard">
      <style:text-properties officeooo:rsid="001e2dc5" officeooo:paragraph-rsid="0045702d"/>
    </style:style>
    <style:style style:name="P11" style:family="paragraph" style:parent-style-name="Standard">
      <style:text-properties officeooo:rsid="001e2dc5" officeooo:paragraph-rsid="004ae681"/>
    </style:style>
    <style:style style:name="P12" style:family="paragraph" style:parent-style-name="Standard">
      <style:text-properties officeooo:rsid="001e2dc5" officeooo:paragraph-rsid="0053bb2d"/>
    </style:style>
    <style:style style:name="P13" style:family="paragraph" style:parent-style-name="Standard">
      <style:text-properties officeooo:rsid="001e2dc5" officeooo:paragraph-rsid="0062b8ba"/>
    </style:style>
    <style:style style:name="P14" style:family="paragraph" style:parent-style-name="Standard">
      <style:text-properties officeooo:rsid="001e2dc5" officeooo:paragraph-rsid="00641235"/>
    </style:style>
    <style:style style:name="P15" style:family="paragraph" style:parent-style-name="Standard">
      <style:text-properties officeooo:rsid="001e2dc5" officeooo:paragraph-rsid="007e7ee0"/>
    </style:style>
    <style:style style:name="P16" style:family="paragraph" style:parent-style-name="Standard">
      <style:text-properties officeooo:paragraph-rsid="00287979"/>
    </style:style>
    <style:style style:name="P17" style:family="paragraph" style:parent-style-name="Standard">
      <style:text-properties officeooo:rsid="002ef7e0" officeooo:paragraph-rsid="002ef7e0"/>
    </style:style>
    <style:style style:name="P18" style:family="paragraph" style:parent-style-name="Standard">
      <style:text-properties officeooo:rsid="002ef7e0" officeooo:paragraph-rsid="0030944a"/>
    </style:style>
    <style:style style:name="P19" style:family="paragraph" style:parent-style-name="Standard">
      <style:text-properties officeooo:paragraph-rsid="003a25e4"/>
    </style:style>
    <style:style style:name="P20" style:family="paragraph" style:parent-style-name="Standard">
      <style:text-properties officeooo:rsid="003c9212" officeooo:paragraph-rsid="003c9212"/>
    </style:style>
    <style:style style:name="P21" style:family="paragraph" style:parent-style-name="Standard">
      <style:text-properties officeooo:rsid="003cdd87" officeooo:paragraph-rsid="003cdd87"/>
    </style:style>
    <style:style style:name="P22" style:family="paragraph" style:parent-style-name="Standard">
      <style:text-properties officeooo:paragraph-rsid="003df215"/>
    </style:style>
    <style:style style:name="P23" style:family="paragraph" style:parent-style-name="Standard">
      <style:text-properties officeooo:rsid="004ae681" officeooo:paragraph-rsid="004ae681"/>
    </style:style>
    <style:style style:name="P24" style:family="paragraph" style:parent-style-name="Standard">
      <style:text-properties officeooo:rsid="0053bb2d" officeooo:paragraph-rsid="0053bb2d"/>
    </style:style>
    <style:style style:name="P25" style:family="paragraph" style:parent-style-name="Standard">
      <style:text-properties officeooo:rsid="0053bb2d" officeooo:paragraph-rsid="0054aa99"/>
    </style:style>
    <style:style style:name="P26" style:family="paragraph" style:parent-style-name="Standard">
      <style:text-properties officeooo:rsid="0054aa99" officeooo:paragraph-rsid="0054aa99"/>
    </style:style>
    <style:style style:name="P27" style:family="paragraph" style:parent-style-name="Standard">
      <style:text-properties officeooo:rsid="0054aa99" officeooo:paragraph-rsid="00584282"/>
    </style:style>
    <style:style style:name="P28" style:family="paragraph" style:parent-style-name="Standard">
      <style:text-properties officeooo:paragraph-rsid="00584282"/>
    </style:style>
    <style:style style:name="P29" style:family="paragraph" style:parent-style-name="Standard">
      <style:text-properties officeooo:rsid="005b4ce0" officeooo:paragraph-rsid="005b4ce0"/>
    </style:style>
    <style:style style:name="P30" style:family="paragraph" style:parent-style-name="Standard">
      <style:text-properties officeooo:rsid="005b4ce0" officeooo:paragraph-rsid="0064b976"/>
    </style:style>
    <style:style style:name="P31" style:family="paragraph" style:parent-style-name="Standard">
      <style:text-properties officeooo:paragraph-rsid="005b51c0"/>
    </style:style>
    <style:style style:name="P32" style:family="paragraph" style:parent-style-name="Standard">
      <style:text-properties officeooo:rsid="005d015a" officeooo:paragraph-rsid="005d015a"/>
    </style:style>
    <style:style style:name="P33" style:family="paragraph" style:parent-style-name="Standard">
      <style:text-properties officeooo:rsid="005d015a" officeooo:paragraph-rsid="00609dc9"/>
    </style:style>
    <style:style style:name="P34" style:family="paragraph" style:parent-style-name="Standard">
      <style:text-properties officeooo:paragraph-rsid="00609dc9"/>
    </style:style>
    <style:style style:name="P35" style:family="paragraph" style:parent-style-name="Standard">
      <style:text-properties officeooo:rsid="0064b976" officeooo:paragraph-rsid="0064b976"/>
    </style:style>
    <style:style style:name="P36" style:family="paragraph" style:parent-style-name="Standard">
      <style:text-properties officeooo:rsid="0064b976" officeooo:paragraph-rsid="0066443d"/>
    </style:style>
    <style:style style:name="P37" style:family="paragraph" style:parent-style-name="Standard">
      <style:text-properties officeooo:rsid="007f74e3" officeooo:paragraph-rsid="007f74e3"/>
    </style:style>
    <style:style style:name="P38" style:family="paragraph" style:parent-style-name="Standard">
      <style:text-properties officeooo:rsid="007f74e3" officeooo:paragraph-rsid="0080b18b"/>
    </style:style>
    <style:style style:name="P39" style:family="paragraph" style:parent-style-name="Standard">
      <style:text-properties officeooo:rsid="007f74e3" officeooo:paragraph-rsid="00b1cb76"/>
    </style:style>
    <style:style style:name="P40" style:family="paragraph" style:parent-style-name="Standard">
      <style:text-properties officeooo:rsid="007f74e3" officeooo:paragraph-rsid="00b47b45"/>
    </style:style>
    <style:style style:name="P41" style:family="paragraph" style:parent-style-name="Standard">
      <style:text-properties officeooo:rsid="0081e60d" officeooo:paragraph-rsid="0081e60d"/>
    </style:style>
    <style:style style:name="P42" style:family="paragraph" style:parent-style-name="Standard">
      <style:text-properties officeooo:rsid="00404b60" officeooo:paragraph-rsid="00404b60"/>
    </style:style>
    <style:style style:name="P43" style:family="paragraph" style:parent-style-name="Standard">
      <style:text-properties officeooo:rsid="00404b60" officeooo:paragraph-rsid="004343b0"/>
    </style:style>
    <style:style style:name="P44" style:family="paragraph" style:parent-style-name="Standard">
      <style:text-properties officeooo:rsid="0014bd8f" officeooo:paragraph-rsid="0014bd8f"/>
    </style:style>
    <style:style style:name="P45" style:family="paragraph" style:parent-style-name="Standard">
      <style:text-properties officeooo:rsid="00862973" officeooo:paragraph-rsid="00862973"/>
    </style:style>
    <style:style style:name="P46" style:family="paragraph" style:parent-style-name="Standard">
      <style:text-properties officeooo:rsid="00883aee" officeooo:paragraph-rsid="00883aee"/>
    </style:style>
    <style:style style:name="P47" style:family="paragraph" style:parent-style-name="Standard">
      <style:text-properties officeooo:rsid="008b1e4b" officeooo:paragraph-rsid="008b1e4b"/>
    </style:style>
    <style:style style:name="P48" style:family="paragraph" style:parent-style-name="Standard">
      <style:text-properties officeooo:paragraph-rsid="0022104a"/>
    </style:style>
    <style:style style:name="P49" style:family="paragraph" style:parent-style-name="Standard">
      <style:text-properties officeooo:rsid="008ef666" officeooo:paragraph-rsid="008ef666"/>
    </style:style>
    <style:style style:name="P50" style:family="paragraph" style:parent-style-name="Standard">
      <style:text-properties officeooo:rsid="009dd34b" officeooo:paragraph-rsid="009dd34b"/>
    </style:style>
    <style:style style:name="P51" style:family="paragraph" style:parent-style-name="Standard">
      <style:text-properties officeooo:rsid="00a39ff2" officeooo:paragraph-rsid="00a39ff2"/>
    </style:style>
    <style:style style:name="P52" style:family="paragraph" style:parent-style-name="Standard">
      <style:text-properties officeooo:paragraph-rsid="007abdd8"/>
    </style:style>
    <style:style style:name="P53" style:family="paragraph" style:parent-style-name="Standard">
      <style:text-properties officeooo:rsid="00a89b8f" officeooo:paragraph-rsid="00a89b8f"/>
    </style:style>
    <style:style style:name="P54" style:family="paragraph" style:parent-style-name="Standard">
      <style:text-properties officeooo:paragraph-rsid="00b47b45"/>
    </style:style>
    <style:style style:name="P55" style:family="paragraph" style:parent-style-name="Standard">
      <style:text-properties officeooo:rsid="00b61113" officeooo:paragraph-rsid="00b61113"/>
    </style:style>
    <style:style style:name="P56" style:family="paragraph" style:parent-style-name="Standard">
      <style:text-properties officeooo:rsid="00b6840e" officeooo:paragraph-rsid="00b6840e"/>
    </style:style>
    <style:style style:name="P57" style:family="paragraph" style:parent-style-name="Standard">
      <style:text-properties officeooo:rsid="00b9a740" officeooo:paragraph-rsid="00b9a740"/>
    </style:style>
    <style:style style:name="P58" style:family="paragraph" style:parent-style-name="Standard">
      <style:text-properties officeooo:rsid="00b9a740" officeooo:paragraph-rsid="00bd2c95"/>
    </style:style>
    <style:style style:name="P59" style:family="paragraph" style:parent-style-name="Standard">
      <style:text-properties officeooo:rsid="00bfde01" officeooo:paragraph-rsid="00bfde01"/>
    </style:style>
    <style:style style:name="P60" style:family="paragraph" style:parent-style-name="Standard">
      <style:text-properties officeooo:rsid="00c19326" officeooo:paragraph-rsid="00c19326"/>
    </style:style>
    <style:style style:name="P61" style:family="paragraph" style:parent-style-name="Standard">
      <style:text-properties officeooo:rsid="00c19326" officeooo:paragraph-rsid="00c2301f"/>
    </style:style>
    <style:style style:name="P62" style:family="paragraph" style:parent-style-name="Standard">
      <style:text-properties officeooo:rsid="00c3d976" officeooo:paragraph-rsid="00c3d976"/>
    </style:style>
    <style:style style:name="P63" style:family="paragraph" style:parent-style-name="Table_20_Contents">
      <style:text-properties officeooo:rsid="0014bd8f" officeooo:paragraph-rsid="0014bd8f"/>
    </style:style>
    <style:style style:name="P64" style:family="paragraph" style:parent-style-name="Table_20_Contents">
      <style:text-properties officeooo:rsid="0014bd8f" officeooo:paragraph-rsid="00195cf0"/>
    </style:style>
    <style:style style:name="P65" style:family="paragraph" style:parent-style-name="Table_20_Contents">
      <style:text-properties officeooo:rsid="0014bd8f" officeooo:paragraph-rsid="001b457a"/>
    </style:style>
    <style:style style:name="P66" style:family="paragraph" style:parent-style-name="Table_20_Contents">
      <style:text-properties officeooo:rsid="0014bd8f" officeooo:paragraph-rsid="00202127"/>
    </style:style>
    <style:style style:name="P67" style:family="paragraph" style:parent-style-name="Table_20_Contents">
      <style:text-properties officeooo:rsid="0014bd8f" officeooo:paragraph-rsid="0022104a"/>
    </style:style>
    <style:style style:name="P68" style:family="paragraph" style:parent-style-name="Table_20_Contents">
      <style:text-properties officeooo:rsid="0014bd8f" officeooo:paragraph-rsid="00287979"/>
    </style:style>
    <style:style style:name="P69" style:family="paragraph" style:parent-style-name="Table_20_Contents">
      <style:text-properties officeooo:rsid="0014bd8f" officeooo:paragraph-rsid="003a25e4"/>
    </style:style>
    <style:style style:name="P70" style:family="paragraph" style:parent-style-name="Table_20_Contents">
      <style:text-properties officeooo:rsid="0014bd8f" officeooo:paragraph-rsid="003df215"/>
    </style:style>
    <style:style style:name="P71" style:family="paragraph" style:parent-style-name="Table_20_Contents">
      <style:text-properties officeooo:rsid="0014bd8f" officeooo:paragraph-rsid="004343b0"/>
    </style:style>
    <style:style style:name="P72" style:family="paragraph" style:parent-style-name="Table_20_Contents">
      <style:text-properties officeooo:rsid="0014bd8f" officeooo:paragraph-rsid="004f05fc"/>
    </style:style>
    <style:style style:name="P73" style:family="paragraph" style:parent-style-name="Table_20_Contents">
      <style:text-properties officeooo:rsid="0014bd8f" officeooo:paragraph-rsid="00584282"/>
    </style:style>
    <style:style style:name="P74" style:family="paragraph" style:parent-style-name="Table_20_Contents">
      <style:text-properties officeooo:rsid="0014bd8f" officeooo:paragraph-rsid="0059c2a1"/>
    </style:style>
    <style:style style:name="P75" style:family="paragraph" style:parent-style-name="Table_20_Contents">
      <style:text-properties officeooo:rsid="0014bd8f" officeooo:paragraph-rsid="00609dc9"/>
    </style:style>
    <style:style style:name="P76" style:family="paragraph" style:parent-style-name="Table_20_Contents">
      <style:text-properties officeooo:rsid="0014bd8f" officeooo:paragraph-rsid="007abdd8"/>
    </style:style>
    <style:style style:name="P77" style:family="paragraph" style:parent-style-name="Table_20_Contents">
      <style:text-properties officeooo:rsid="0014bd8f" officeooo:paragraph-rsid="00828891"/>
    </style:style>
    <style:style style:name="P78" style:family="paragraph" style:parent-style-name="Table_20_Contents">
      <style:text-properties officeooo:rsid="0014bd8f" officeooo:paragraph-rsid="00b47b45"/>
    </style:style>
    <style:style style:name="P79" style:family="paragraph" style:parent-style-name="Table_20_Contents">
      <style:text-properties officeooo:rsid="0014bd8f" officeooo:paragraph-rsid="00bd2c95"/>
    </style:style>
    <style:style style:name="P80" style:family="paragraph" style:parent-style-name="Table_20_Contents">
      <style:text-properties officeooo:rsid="00169695" officeooo:paragraph-rsid="00169695"/>
    </style:style>
    <style:style style:name="P81" style:family="paragraph" style:parent-style-name="Table_20_Contents">
      <style:text-properties officeooo:rsid="00169695" officeooo:paragraph-rsid="001b457a"/>
    </style:style>
    <style:style style:name="P82" style:family="paragraph" style:parent-style-name="Table_20_Contents">
      <style:text-properties officeooo:rsid="00169695" officeooo:paragraph-rsid="0022104a"/>
    </style:style>
    <style:style style:name="P83" style:family="paragraph" style:parent-style-name="Table_20_Contents">
      <style:text-properties officeooo:rsid="00169695" officeooo:paragraph-rsid="00287979"/>
    </style:style>
    <style:style style:name="P84" style:family="paragraph" style:parent-style-name="Table_20_Contents">
      <style:text-properties officeooo:rsid="00169695" officeooo:paragraph-rsid="003a25e4"/>
    </style:style>
    <style:style style:name="P85" style:family="paragraph" style:parent-style-name="Table_20_Contents">
      <style:text-properties officeooo:rsid="00169695" officeooo:paragraph-rsid="003df215"/>
    </style:style>
    <style:style style:name="P86" style:family="paragraph" style:parent-style-name="Table_20_Contents">
      <style:text-properties officeooo:rsid="00169695" officeooo:paragraph-rsid="004343b0"/>
    </style:style>
    <style:style style:name="P87" style:family="paragraph" style:parent-style-name="Table_20_Contents">
      <style:text-properties officeooo:rsid="00169695" officeooo:paragraph-rsid="004f05fc"/>
    </style:style>
    <style:style style:name="P88" style:family="paragraph" style:parent-style-name="Table_20_Contents">
      <style:text-properties officeooo:rsid="00169695" officeooo:paragraph-rsid="00584282"/>
    </style:style>
    <style:style style:name="P89" style:family="paragraph" style:parent-style-name="Table_20_Contents">
      <style:text-properties officeooo:rsid="00169695" officeooo:paragraph-rsid="00609dc9"/>
    </style:style>
    <style:style style:name="P90" style:family="paragraph" style:parent-style-name="Table_20_Contents">
      <style:text-properties officeooo:rsid="00169695" officeooo:paragraph-rsid="007abdd8"/>
    </style:style>
    <style:style style:name="P91" style:family="paragraph" style:parent-style-name="Table_20_Contents">
      <style:text-properties officeooo:rsid="00169695" officeooo:paragraph-rsid="00b47b45"/>
    </style:style>
    <style:style style:name="P92" style:family="paragraph" style:parent-style-name="Table_20_Contents">
      <style:text-properties officeooo:rsid="00169695" officeooo:paragraph-rsid="00bd2c95"/>
    </style:style>
    <style:style style:name="P93" style:family="paragraph" style:parent-style-name="Table_20_Contents">
      <style:text-properties officeooo:rsid="001827ac" officeooo:paragraph-rsid="001827ac"/>
    </style:style>
    <style:style style:name="P94" style:family="paragraph" style:parent-style-name="Table_20_Contents">
      <style:text-properties officeooo:rsid="001827ac" officeooo:paragraph-rsid="001b457a"/>
    </style:style>
    <style:style style:name="P95" style:family="paragraph" style:parent-style-name="Table_20_Contents">
      <style:text-properties officeooo:rsid="001827ac" officeooo:paragraph-rsid="001c58fd"/>
    </style:style>
    <style:style style:name="P96" style:family="paragraph" style:parent-style-name="Table_20_Contents">
      <style:text-properties officeooo:rsid="001827ac" officeooo:paragraph-rsid="0022104a"/>
    </style:style>
    <style:style style:name="P97" style:family="paragraph" style:parent-style-name="Table_20_Contents">
      <style:text-properties officeooo:rsid="001827ac" officeooo:paragraph-rsid="00287979"/>
    </style:style>
    <style:style style:name="P98" style:family="paragraph" style:parent-style-name="Table_20_Contents">
      <style:text-properties officeooo:rsid="001827ac" officeooo:paragraph-rsid="002d8238"/>
    </style:style>
    <style:style style:name="P99" style:family="paragraph" style:parent-style-name="Table_20_Contents">
      <style:text-properties officeooo:rsid="001827ac" officeooo:paragraph-rsid="003a25e4"/>
    </style:style>
    <style:style style:name="P100" style:family="paragraph" style:parent-style-name="Table_20_Contents">
      <style:text-properties officeooo:rsid="001827ac" officeooo:paragraph-rsid="003df215"/>
    </style:style>
    <style:style style:name="P101" style:family="paragraph" style:parent-style-name="Table_20_Contents">
      <style:text-properties officeooo:rsid="001827ac" officeooo:paragraph-rsid="004343b0"/>
    </style:style>
    <style:style style:name="P102" style:family="paragraph" style:parent-style-name="Table_20_Contents">
      <style:text-properties officeooo:rsid="001827ac" officeooo:paragraph-rsid="004f05fc"/>
    </style:style>
    <style:style style:name="P103" style:family="paragraph" style:parent-style-name="Table_20_Contents">
      <style:text-properties officeooo:rsid="001827ac" officeooo:paragraph-rsid="0050fddd"/>
    </style:style>
    <style:style style:name="P104" style:family="paragraph" style:parent-style-name="Table_20_Contents">
      <style:text-properties officeooo:rsid="001827ac" officeooo:paragraph-rsid="00584282"/>
    </style:style>
    <style:style style:name="P105" style:family="paragraph" style:parent-style-name="Table_20_Contents">
      <style:text-properties officeooo:rsid="001827ac" officeooo:paragraph-rsid="00609dc9"/>
    </style:style>
    <style:style style:name="P106" style:family="paragraph" style:parent-style-name="Table_20_Contents">
      <style:text-properties officeooo:rsid="001827ac" officeooo:paragraph-rsid="00626ee9"/>
    </style:style>
    <style:style style:name="P107" style:family="paragraph" style:parent-style-name="Table_20_Contents">
      <style:text-properties officeooo:rsid="001827ac" officeooo:paragraph-rsid="007abdd8"/>
    </style:style>
    <style:style style:name="P108" style:family="paragraph" style:parent-style-name="Table_20_Contents">
      <style:text-properties officeooo:rsid="001827ac" officeooo:paragraph-rsid="00b47b45"/>
    </style:style>
    <style:style style:name="P109" style:family="paragraph" style:parent-style-name="Table_20_Contents">
      <style:text-properties officeooo:rsid="001827ac" officeooo:paragraph-rsid="00bb09ff"/>
    </style:style>
    <style:style style:name="P110" style:family="paragraph" style:parent-style-name="Table_20_Contents">
      <style:text-properties officeooo:rsid="001827ac" officeooo:paragraph-rsid="00bd2c95"/>
    </style:style>
    <style:style style:name="P111" style:family="paragraph" style:parent-style-name="Table_20_Contents">
      <style:text-properties officeooo:rsid="00195cf0" officeooo:paragraph-rsid="00195cf0"/>
    </style:style>
    <style:style style:name="P112" style:family="paragraph" style:parent-style-name="Table_20_Contents">
      <style:text-properties officeooo:rsid="00195cf0" officeooo:paragraph-rsid="001b457a"/>
    </style:style>
    <style:style style:name="P113" style:family="paragraph" style:parent-style-name="Table_20_Contents">
      <style:text-properties officeooo:rsid="00195cf0" officeooo:paragraph-rsid="001e2dc5"/>
    </style:style>
    <style:style style:name="P114" style:family="paragraph" style:parent-style-name="Table_20_Contents">
      <style:text-properties officeooo:rsid="00195cf0" officeooo:paragraph-rsid="0025b0b7"/>
    </style:style>
    <style:style style:name="P115" style:family="paragraph" style:parent-style-name="Table_20_Contents">
      <style:text-properties officeooo:rsid="00195cf0" officeooo:paragraph-rsid="003293da"/>
    </style:style>
    <style:style style:name="P116" style:family="paragraph" style:parent-style-name="Table_20_Contents">
      <style:text-properties officeooo:rsid="00195cf0" officeooo:paragraph-rsid="00424397"/>
    </style:style>
    <style:style style:name="P117" style:family="paragraph" style:parent-style-name="Table_20_Contents">
      <style:text-properties officeooo:rsid="00195cf0" officeooo:paragraph-rsid="00424d0b"/>
    </style:style>
    <style:style style:name="P118" style:family="paragraph" style:parent-style-name="Table_20_Contents">
      <style:text-properties officeooo:rsid="00195cf0" officeooo:paragraph-rsid="0045702d"/>
    </style:style>
    <style:style style:name="P119" style:family="paragraph" style:parent-style-name="Table_20_Contents">
      <style:text-properties officeooo:rsid="00195cf0" officeooo:paragraph-rsid="0048e70d"/>
    </style:style>
    <style:style style:name="P120" style:family="paragraph" style:parent-style-name="Table_20_Contents">
      <style:text-properties officeooo:rsid="00195cf0" officeooo:paragraph-rsid="00828891"/>
    </style:style>
    <style:style style:name="P121" style:family="paragraph" style:parent-style-name="Table_20_Contents">
      <style:text-properties officeooo:rsid="00195cf0" officeooo:paragraph-rsid="0092ccb9"/>
    </style:style>
    <style:style style:name="P122" style:family="paragraph" style:parent-style-name="Table_20_Contents">
      <style:text-properties officeooo:rsid="00195cf0" officeooo:paragraph-rsid="009bc964"/>
    </style:style>
    <style:style style:name="P123" style:family="paragraph" style:parent-style-name="Table_20_Contents">
      <style:text-properties officeooo:rsid="00195cf0" officeooo:paragraph-rsid="009fa773"/>
    </style:style>
    <style:style style:name="P124" style:family="paragraph" style:parent-style-name="Table_20_Contents">
      <style:text-properties officeooo:rsid="001b457a" officeooo:paragraph-rsid="001b457a"/>
    </style:style>
    <style:style style:name="P125" style:family="paragraph" style:parent-style-name="Table_20_Contents">
      <style:text-properties officeooo:rsid="00202127" officeooo:paragraph-rsid="00202127"/>
    </style:style>
    <style:style style:name="P126" style:family="paragraph" style:parent-style-name="Table_20_Contents">
      <style:text-properties officeooo:rsid="00202127" officeooo:paragraph-rsid="0022104a"/>
    </style:style>
    <style:style style:name="P127" style:family="paragraph" style:parent-style-name="Table_20_Contents">
      <style:text-properties officeooo:rsid="0022f936" officeooo:paragraph-rsid="0022f936"/>
    </style:style>
    <style:style style:name="P128" style:family="paragraph" style:parent-style-name="Table_20_Contents">
      <style:text-properties officeooo:rsid="0025ff9a" officeooo:paragraph-rsid="0027433e"/>
    </style:style>
    <style:style style:name="P129" style:family="paragraph" style:parent-style-name="Table_20_Contents">
      <style:text-properties officeooo:rsid="0027433e" officeooo:paragraph-rsid="0027433e"/>
    </style:style>
    <style:style style:name="P130" style:family="paragraph" style:parent-style-name="Table_20_Contents">
      <style:text-properties officeooo:rsid="002d8238" officeooo:paragraph-rsid="002d8238"/>
    </style:style>
    <style:style style:name="P131" style:family="paragraph" style:parent-style-name="Table_20_Contents">
      <style:text-properties officeooo:rsid="0034bee3" officeooo:paragraph-rsid="003a25e4"/>
    </style:style>
    <style:style style:name="P132" style:family="paragraph" style:parent-style-name="Table_20_Contents">
      <style:text-properties officeooo:rsid="0034bee3" officeooo:paragraph-rsid="003e3d51"/>
    </style:style>
    <style:style style:name="P133" style:family="paragraph" style:parent-style-name="Table_20_Contents">
      <style:text-properties officeooo:rsid="005209d5" officeooo:paragraph-rsid="005209d5"/>
    </style:style>
    <style:style style:name="P134" style:family="paragraph" style:parent-style-name="Table_20_Contents">
      <style:text-properties officeooo:rsid="005209d5" officeooo:paragraph-rsid="00584282"/>
    </style:style>
    <style:style style:name="P135" style:family="paragraph" style:parent-style-name="Table_20_Contents">
      <style:text-properties officeooo:rsid="00626ee9" officeooo:paragraph-rsid="00626ee9"/>
    </style:style>
    <style:style style:name="P136" style:family="paragraph" style:parent-style-name="Table_20_Contents">
      <style:text-properties officeooo:rsid="007df7ae" officeooo:paragraph-rsid="007df7ae"/>
    </style:style>
    <style:style style:name="P137" style:family="paragraph" style:parent-style-name="Table_20_Contents">
      <style:text-properties officeooo:rsid="00828891" officeooo:paragraph-rsid="00828891"/>
    </style:style>
    <style:style style:name="P138" style:family="paragraph" style:parent-style-name="Table_20_Contents">
      <style:text-properties officeooo:rsid="009dd34b" officeooo:paragraph-rsid="009dd34b"/>
    </style:style>
    <style:style style:name="P139" style:family="paragraph" style:parent-style-name="Table_20_Contents">
      <style:text-properties officeooo:rsid="00bb2ffa" officeooo:paragraph-rsid="00bb2ffa"/>
    </style:style>
    <style:style style:name="P140" style:family="paragraph" style:parent-style-name="Table_20_Contents">
      <style:text-properties officeooo:rsid="00bb2ffa" officeooo:paragraph-rsid="00bd2c95"/>
    </style:style>
    <style:style style:name="P141" style:family="paragraph" style:parent-style-name="Standard">
      <style:text-properties officeooo:paragraph-rsid="006f25d6"/>
    </style:style>
    <style:style style:name="P142" style:family="paragraph" style:parent-style-name="Standard">
      <style:text-properties officeooo:rsid="006cb96c" officeooo:paragraph-rsid="0067fe22"/>
    </style:style>
    <style:style style:name="P143" style:family="paragraph" style:parent-style-name="Standard">
      <style:text-properties officeooo:paragraph-rsid="0067fe22"/>
    </style:style>
    <style:style style:name="P144" style:family="paragraph" style:parent-style-name="Standard">
      <style:text-properties officeooo:rsid="001e2dc5" officeooo:paragraph-rsid="006ac904"/>
    </style:style>
    <style:style style:name="P145" style:family="paragraph" style:parent-style-name="Standard">
      <style:text-properties officeooo:rsid="001e2dc5" officeooo:paragraph-rsid="0072b4a2"/>
    </style:style>
    <style:style style:name="P146" style:family="paragraph" style:parent-style-name="Standard">
      <style:text-properties officeooo:rsid="001e2dc5" officeooo:paragraph-rsid="00424397"/>
    </style:style>
    <style:style style:name="P147" style:family="paragraph" style:parent-style-name="Standard">
      <style:text-properties officeooo:rsid="006ac904" officeooo:paragraph-rsid="006ac904"/>
    </style:style>
    <style:style style:name="P148" style:family="paragraph" style:parent-style-name="Standard">
      <style:text-properties officeooo:rsid="006ac904" officeooo:paragraph-rsid="006b6583"/>
    </style:style>
    <style:style style:name="P149" style:family="paragraph" style:parent-style-name="Standard">
      <style:text-properties officeooo:rsid="006ac904" officeooo:paragraph-rsid="0072b4a2"/>
    </style:style>
    <style:style style:name="P150" style:family="paragraph" style:parent-style-name="Standard">
      <style:text-properties officeooo:rsid="006ac904" officeooo:paragraph-rsid="00787e38"/>
    </style:style>
    <style:style style:name="P151" style:family="paragraph" style:parent-style-name="Standard">
      <style:text-properties officeooo:rsid="0066443d" officeooo:paragraph-rsid="0066443d"/>
    </style:style>
    <style:style style:name="P152" style:family="paragraph" style:parent-style-name="Standard">
      <style:text-properties officeooo:rsid="00366398" officeooo:paragraph-rsid="00366398"/>
    </style:style>
    <style:style style:name="P153" style:family="paragraph" style:parent-style-name="Standard">
      <style:text-properties officeooo:rsid="009c2102" officeooo:paragraph-rsid="0032b192"/>
    </style:style>
    <style:style style:name="P154" style:family="paragraph" style:parent-style-name="Standard">
      <style:text-properties officeooo:rsid="00366166" officeooo:paragraph-rsid="00366166"/>
    </style:style>
    <style:style style:name="P155" style:family="paragraph" style:parent-style-name="Table_20_Contents">
      <style:text-properties officeooo:rsid="0014bd8f" officeooo:paragraph-rsid="0067fe22"/>
    </style:style>
    <style:style style:name="P156" style:family="paragraph" style:parent-style-name="Table_20_Contents">
      <style:text-properties officeooo:rsid="0014bd8f" officeooo:paragraph-rsid="006f25d6"/>
    </style:style>
    <style:style style:name="P157" style:family="paragraph" style:parent-style-name="Table_20_Contents">
      <style:text-properties officeooo:rsid="0014bd8f" officeooo:paragraph-rsid="0032b192"/>
    </style:style>
    <style:style style:name="P158" style:family="paragraph" style:parent-style-name="Table_20_Contents">
      <style:text-properties officeooo:rsid="00169695" officeooo:paragraph-rsid="0067fe22"/>
    </style:style>
    <style:style style:name="P159" style:family="paragraph" style:parent-style-name="Table_20_Contents">
      <style:text-properties officeooo:rsid="00169695" officeooo:paragraph-rsid="006f25d6"/>
    </style:style>
    <style:style style:name="P160" style:family="paragraph" style:parent-style-name="Table_20_Contents">
      <style:text-properties officeooo:rsid="00169695" officeooo:paragraph-rsid="0032b192"/>
    </style:style>
    <style:style style:name="P161" style:family="paragraph" style:parent-style-name="Table_20_Contents">
      <style:text-properties officeooo:rsid="001827ac" officeooo:paragraph-rsid="0067fe22"/>
    </style:style>
    <style:style style:name="P162" style:family="paragraph" style:parent-style-name="Table_20_Contents">
      <style:text-properties officeooo:rsid="001827ac" officeooo:paragraph-rsid="006963e4"/>
    </style:style>
    <style:style style:name="P163" style:family="paragraph" style:parent-style-name="Table_20_Contents">
      <style:text-properties officeooo:rsid="001827ac" officeooo:paragraph-rsid="006f25d6"/>
    </style:style>
    <style:style style:name="P164" style:family="paragraph" style:parent-style-name="Table_20_Contents">
      <style:text-properties officeooo:rsid="001827ac" officeooo:paragraph-rsid="0032b192"/>
    </style:style>
    <style:style style:name="P165" style:family="paragraph" style:parent-style-name="Table_20_Contents">
      <style:text-properties officeooo:rsid="001827ac" officeooo:paragraph-rsid="003536e7"/>
    </style:style>
    <style:style style:name="P166" style:family="paragraph" style:parent-style-name="Table_20_Contents">
      <style:text-properties officeooo:rsid="006963e4" officeooo:paragraph-rsid="006963e4"/>
    </style:style>
    <style:style style:name="P167" style:family="paragraph" style:parent-style-name="Table_20_Contents">
      <style:text-properties officeooo:rsid="006963e4" officeooo:paragraph-rsid="006f25d6"/>
    </style:style>
    <style:style style:name="P168" style:family="paragraph" style:parent-style-name="Table_20_Contents">
      <style:text-properties officeooo:rsid="00195cf0" officeooo:paragraph-rsid="00424d0b"/>
    </style:style>
    <style:style style:name="P169" style:family="paragraph" style:parent-style-name="Table_20_Contents">
      <style:text-properties officeooo:rsid="0034bee3" officeooo:paragraph-rsid="0034bee3"/>
    </style:style>
    <style:style style:name="T1" style:family="text">
      <style:text-properties officeooo:rsid="0014bd8f"/>
    </style:style>
    <style:style style:name="T2" style:family="text">
      <style:text-properties officeooo:rsid="00169695"/>
    </style:style>
    <style:style style:name="T3" style:family="text">
      <style:text-properties officeooo:rsid="00195cf0"/>
    </style:style>
    <style:style style:name="T4" style:family="text">
      <style:text-properties officeooo:rsid="001b457a"/>
    </style:style>
    <style:style style:name="T5" style:family="text">
      <style:text-properties officeooo:rsid="001e2dc5"/>
    </style:style>
    <style:style style:name="T6" style:family="text">
      <style:text-properties officeooo:rsid="0022104a"/>
    </style:style>
    <style:style style:name="T7" style:family="text">
      <style:text-properties officeooo:rsid="0025ff9a"/>
    </style:style>
    <style:style style:name="T8" style:family="text">
      <style:text-properties officeooo:rsid="0027433e"/>
    </style:style>
    <style:style style:name="T9" style:family="text">
      <style:text-properties officeooo:rsid="002d8238"/>
    </style:style>
    <style:style style:name="T10" style:family="text">
      <style:text-properties officeooo:rsid="0030944a"/>
    </style:style>
    <style:style style:name="T11" style:family="text">
      <style:text-properties officeooo:rsid="0032b192"/>
    </style:style>
    <style:style style:name="T12" style:family="text">
      <style:text-properties officeooo:rsid="003ae048"/>
    </style:style>
    <style:style style:name="T13" style:family="text">
      <style:text-properties officeooo:rsid="003df215"/>
    </style:style>
    <style:style style:name="T14" style:family="text">
      <style:text-properties officeooo:rsid="003e3d51"/>
    </style:style>
    <style:style style:name="T15" style:family="text">
      <style:text-properties officeooo:rsid="003e55fa"/>
    </style:style>
    <style:style style:name="T16" style:family="text">
      <style:text-properties officeooo:rsid="00404b60"/>
    </style:style>
    <style:style style:name="T17" style:family="text">
      <style:text-properties officeooo:rsid="00424397"/>
    </style:style>
    <style:style style:name="T18" style:family="text">
      <style:text-properties officeooo:rsid="0048e70d"/>
    </style:style>
    <style:style style:name="T19" style:family="text">
      <style:text-properties officeooo:rsid="004c3cb5"/>
    </style:style>
    <style:style style:name="T20" style:family="text">
      <style:text-properties officeooo:rsid="004f05fc"/>
    </style:style>
    <style:style style:name="T21" style:family="text">
      <style:text-properties officeooo:rsid="00526d53"/>
    </style:style>
    <style:style style:name="T22" style:family="text">
      <style:text-properties officeooo:rsid="0053bb2d"/>
    </style:style>
    <style:style style:name="T23" style:family="text">
      <style:text-properties officeooo:rsid="0059c2a1"/>
    </style:style>
    <style:style style:name="T24" style:family="text">
      <style:text-properties officeooo:rsid="005b4ce0"/>
    </style:style>
    <style:style style:name="T25" style:family="text">
      <style:text-properties officeooo:rsid="0062b8ba"/>
    </style:style>
    <style:style style:name="T26" style:family="text">
      <style:text-properties officeooo:rsid="0066443d"/>
    </style:style>
    <style:style style:name="T27" style:family="text">
      <style:text-properties officeooo:rsid="006b6583"/>
    </style:style>
    <style:style style:name="T28" style:family="text">
      <style:text-properties officeooo:rsid="00710d7d"/>
    </style:style>
    <style:style style:name="T29" style:family="text">
      <style:text-properties officeooo:rsid="0073702c"/>
    </style:style>
    <style:style style:name="T30" style:family="text">
      <style:text-properties officeooo:rsid="0074f45f"/>
    </style:style>
    <style:style style:name="T31" style:family="text">
      <style:text-properties officeooo:rsid="00760cb7"/>
    </style:style>
    <style:style style:name="T32" style:family="text">
      <style:text-properties officeooo:rsid="00787e38"/>
    </style:style>
    <style:style style:name="T33" style:family="text">
      <style:text-properties officeooo:rsid="0080b18b"/>
    </style:style>
    <style:style style:name="T34" style:family="text">
      <style:text-properties officeooo:rsid="008213e9"/>
    </style:style>
    <style:style style:name="T35" style:family="text">
      <style:text-properties officeooo:rsid="00845b6f"/>
    </style:style>
    <style:style style:name="T36" style:family="text">
      <style:text-properties officeooo:rsid="008be717"/>
    </style:style>
    <style:style style:name="T37" style:family="text">
      <style:text-properties officeooo:rsid="008f06a6"/>
    </style:style>
    <style:style style:name="T38" style:family="text">
      <style:text-properties officeooo:rsid="0092ccb9"/>
    </style:style>
    <style:style style:name="T39" style:family="text">
      <style:text-properties officeooo:rsid="009bc964"/>
    </style:style>
    <style:style style:name="T40" style:family="text">
      <style:text-properties officeooo:rsid="009dfb8e"/>
    </style:style>
    <style:style style:name="T41" style:family="text">
      <style:text-properties officeooo:rsid="00a3dd0a"/>
    </style:style>
    <style:style style:name="T42" style:family="text">
      <style:text-properties officeooo:rsid="00b0314d"/>
    </style:style>
    <style:style style:name="T43" style:family="text">
      <style:text-properties officeooo:rsid="006ac904"/>
    </style:style>
    <style:style style:name="T44" style:family="text">
      <style:text-properties officeooo:rsid="00be65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t_api Documentation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3">URL: http://localhost:8080/users/&lt;<text:span text:style-name="T34">id_or_name</text:span>&gt;</text:p>
          </table:table-cell>
          <table:covered-table-cell/>
        </table:table-row>
        <table:table-row>
          <table:table-cell table:style-name="Table1.A2" office:value-type="string">
            <text:p text:style-name="P63">HTTP Method</text:p>
          </table:table-cell>
          <table:table-cell table:style-name="Table1.B2" office:value-type="string">
            <text:p text:style-name="P63">Resulting Behavi<text:span text:style-name="T2">or</text:span></text:p>
          </table:table-cell>
        </table:table-row>
        <table:table-row>
          <table:table-cell table:style-name="Table1.A2" office:value-type="string">
            <text:p text:style-name="P80">GET</text:p>
          </table:table-cell>
          <table:table-cell table:style-name="Table1.B2" office:value-type="string">
            <text:p text:style-name="P93">Fetch user’s information</text:p>
          </table:table-cell>
        </table:table-row>
        <table:table-row>
          <table:table-cell table:style-name="Table1.A2" office:value-type="string">
            <text:p text:style-name="P80">PUT</text:p>
          </table:table-cell>
          <table:table-cell table:style-name="Table1.B2" office:value-type="string">
            <text:p text:style-name="P93">Not supported for this endpoint</text:p>
          </table:table-cell>
        </table:table-row>
        <table:table-row>
          <table:table-cell table:style-name="Table1.A2" office:value-type="string">
            <text:p text:style-name="P80">POST</text:p>
          </table:table-cell>
          <table:table-cell table:style-name="Table1.B2" office:value-type="string">
            <text:p text:style-name="P93">Not supported for this endpoint</text:p>
          </table:table-cell>
        </table:table-row>
        <table:table-row>
          <table:table-cell table:style-name="Table1.A2" office:value-type="string">
            <text:p text:style-name="P80">DELETE</text:p>
          </table:table-cell>
          <table:table-cell table:style-name="Table1.B2" office:value-type="string">
            <text:p text:style-name="P93">Not supported for this endpoint</text:p>
          </table:table-cell>
        </table:table-row>
      </table:table>
      <text:p text:style-name="P44"/>
      <text:p text:style-name="P45">This api will get user’s information</text:p>
      <text:p text:style-name="P46">Requirement for outgoing JSON object is either username or user_id </text:p>
      <text:p text:style-name="P2">Example: </text:p>
      <text:p text:style-name="P64"><text:span text:style-name="T3">Response to GET </text:span><text:a xlink:type="simple" xlink:href="http://127.0.0.1:5000/users/thomas" text:style-name="Internet_20_link" text:visited-style-name="Visited_20_Internet_20_Link">http://localhost:8080/users/</text:a><text:a xlink:type="simple" xlink:href="http://127.0.0.1:5000/users/thomas" text:style-name="Internet_20_link" text:visited-style-name="Visited_20_Internet_20_Link"><text:span text:style-name="T3">thomas</text:span></text:a></text:p>
      <text:p text:style-name="P111">{</text:p>
      <text:p text:style-name="P111"><text:s/><text:tab/>"email": "tngo0508@gmail.com", <text:s text:c="4"/><text:tab/>"pw_hash":"pbkdf2:sha256:50000$r1fUXyrZ$5908841c968862270f5a49550fa46d188680922d2c9c3e571f75fa248034d09d", </text:p>
      <text:p text:style-name="P111"><text:s text:c="4"/><text:tab/>"user_id": 1, </text:p>
      <text:p text:style-name="P111"><text:s text:c="4"/><text:tab/>"username": "thomas"</text:p>
      <text:p text:style-name="P111"><text:s/>}</text:p>
      <text:p text:style-name="P137">OR</text:p>
      <text:p text:style-name="P77"><text:span text:style-name="T3">Response to GET </text:span><text:a xlink:type="simple" xlink:href="http://127.0.0.1:5000/users/thomas" text:style-name="Internet_20_link" text:visited-style-name="Visited_20_Internet_20_Link">http://localhost:8080/users/</text:a><text:span text:style-name="T35">1</text:span></text:p>
      <text:p text:style-name="P120">{</text:p>
      <text:p text:style-name="P120"><text:s/><text:tab/>"email": "tngo0508@gmail.com", <text:s text:c="4"/><text:tab/>"pw_hash":"pbkdf2:sha256:50000$r1fUXyrZ$5908841c968862270f5a49550fa46d188680922d2c9c3e571f75fa248034d09d", </text:p>
      <text:p text:style-name="P120"><text:s text:c="4"/><text:tab/>"user_id": 1, </text:p>
      <text:p text:style-name="P120"><text:s text:c="4"/><text:tab/>"username": "thomas"</text:p>
      <text:p text:style-name="P120"><text:s/>}</text:p>
      <text:p text:style-name="P11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5">URL: http://localhost:8080/users/&lt;username&gt;/<text:span text:style-name="T4">add_message</text:span></text:p>
          </table:table-cell>
          <table:covered-table-cell/>
        </table:table-row>
        <table:table-row>
          <table:table-cell table:style-name="Table2.A2" office:value-type="string">
            <text:p text:style-name="P65">HTTP Method</text:p>
          </table:table-cell>
          <table:table-cell table:style-name="Table2.B2" office:value-type="string">
            <text:p text:style-name="P65">Resulting Behavi<text:span text:style-name="T2">or</text:span></text:p>
          </table:table-cell>
        </table:table-row>
        <table:table-row>
          <table:table-cell table:style-name="Table2.A2" office:value-type="string">
            <text:p text:style-name="P81">GET</text:p>
          </table:table-cell>
          <table:table-cell table:style-name="Table2.B2" office:value-type="string">
            <text:p text:style-name="P95">Not supported for this endpoint</text:p>
          </table:table-cell>
        </table:table-row>
        <table:table-row>
          <table:table-cell table:style-name="Table2.A2" office:value-type="string">
            <text:p text:style-name="P81">PUT</text:p>
          </table:table-cell>
          <table:table-cell table:style-name="Table2.B2" office:value-type="string">
            <text:p text:style-name="P94">Not supported for this endpoint</text:p>
          </table:table-cell>
        </table:table-row>
        <table:table-row>
          <table:table-cell table:style-name="Table2.A2" office:value-type="string">
            <text:p text:style-name="P81">POST</text:p>
          </table:table-cell>
          <table:table-cell table:style-name="Table2.B2" office:value-type="string">
            <text:p text:style-name="P124">Inserts a new message from current &lt;username&gt;</text:p>
          </table:table-cell>
        </table:table-row>
        <table:table-row>
          <table:table-cell table:style-name="Table2.A2" office:value-type="string">
            <text:p text:style-name="P81">DELETE</text:p>
          </table:table-cell>
          <table:table-cell table:style-name="Table2.B2" office:value-type="string">
            <text:p text:style-name="P94">Not supported for this endpoint</text:p>
          </table:table-cell>
        </table:table-row>
      </table:table>
      <text:p text:style-name="P47"/>
      <text:p text:style-name="P47">This api will insert a new message from current user who logged in</text:p>
      <text:p text:style-name="P3">Required following fields for outgoing JSON object: username, pw_hash, text, <text:span text:style-name="T36">author_id, and user_id</text:span></text:p>
      <text:p text:style-name="P3"/>
      <text:p text:style-name="P3">Example:</text:p>
      <text:p text:style-name="P3"/>
      <text:p text:style-name="P3">Request to POST <text:a xlink:type="simple" xlink:href="http://127.0.0.1:5000/users/thomas/add_message" text:style-name="Internet_20_link" text:visited-style-name="Visited_20_Internet_20_Link"><text:span text:style-name="T1">http://localhost:8080/users/</text:span></text:a><text:a xlink:type="simple" xlink:href="http://127.0.0.1:5000/users/thomas/add_message" text:style-name="Internet_20_link" text:visited-style-name="Visited_20_Internet_20_Link">thomas</text:a><text:a xlink:type="simple" xlink:href="http://127.0.0.1:5000/users/thomas/add_message" text:style-name="Internet_20_link" text:visited-style-name="Visited_20_Internet_20_Link"><text:span text:style-name="T1">/add_message</text:span></text:a></text:p>
      <text:p text:style-name="P113"><text:soft-page-break/>{ <text:tab/>"pw_hash":"pbkdf2:sha256:50000$r1fUXyrZ$5908841c968862270f5a49550fa46d188680922d2c9c3e571f75fa248034d09d", </text:p>
      <text:p text:style-name="P113"><text:tab/><text:span text:style-name="T5">"text": "hello world!!!",</text:span></text:p>
      <text:p text:style-name="P113"><text:s text:c="4"/><text:tab/>"username": "thomas",</text:p>
      <text:p text:style-name="P121"><text:tab/>"<text:span text:style-name="T38">author_id</text:span>": "<text:span text:style-name="T38">1</text:span>",</text:p>
      <text:p text:style-name="P113"><text:s/>}</text:p>
      <text:p text:style-name="P113"/>
      <text:p text:style-name="P66"><text:span text:style-name="T3">Response to GET </text:span><text:a xlink:type="simple" xlink:href="http://127.0.0.1:5000/users/thomas" text:style-name="Internet_20_link" text:visited-style-name="Visited_20_Internet_20_Link">http://localhost:8080/users/</text:a><text:a xlink:type="simple" xlink:href="http://127.0.0.1:5000/users/thomas" text:style-name="Internet_20_link" text:visited-style-name="Visited_20_Internet_20_Link"><text:span text:style-name="T3">thomas</text:span></text:a><text:span text:style-name="T3">/add_message</text:span></text:p>
      <text:p text:style-name="P125">Your message was recorded</text:p>
      <text:p text:style-name="P125"/>
      <text:p text:style-name="P125"/>
      <text:p text:style-name="P125"/>
      <text:p text:style-name="P125"/>
      <text:p text:style-name="P126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67">URL: http://localhost:8080/users/&lt;username&gt;/<text:span text:style-name="T6">messages</text:span></text:p>
          </table:table-cell>
          <table:covered-table-cell/>
        </table:table-row>
        <table:table-row>
          <table:table-cell table:style-name="Table3.A2" office:value-type="string">
            <text:p text:style-name="P67">HTTP Method</text:p>
          </table:table-cell>
          <table:table-cell table:style-name="Table3.B2" office:value-type="string">
            <text:p text:style-name="P67">Resulting Behavi<text:span text:style-name="T2">or</text:span></text:p>
          </table:table-cell>
        </table:table-row>
        <table:table-row>
          <table:table-cell table:style-name="Table3.A2" office:value-type="string">
            <text:p text:style-name="P82">GET</text:p>
          </table:table-cell>
          <table:table-cell table:style-name="Table3.B2" office:value-type="string">
            <text:p text:style-name="P127">Fetch user’s information and all messages created</text:p>
          </table:table-cell>
        </table:table-row>
        <table:table-row>
          <table:table-cell table:style-name="Table3.A2" office:value-type="string">
            <text:p text:style-name="P82">PUT</text:p>
          </table:table-cell>
          <table:table-cell table:style-name="Table3.B2" office:value-type="string">
            <text:p text:style-name="P96">Not supported for this endpoint</text:p>
          </table:table-cell>
        </table:table-row>
        <table:table-row>
          <table:table-cell table:style-name="Table3.A2" office:value-type="string">
            <text:p text:style-name="P82">POST</text:p>
          </table:table-cell>
          <table:table-cell table:style-name="Table3.B2" office:value-type="string">
            <text:p text:style-name="P96">Not supported for this endpoint</text:p>
          </table:table-cell>
        </table:table-row>
        <table:table-row>
          <table:table-cell table:style-name="Table3.A2" office:value-type="string">
            <text:p text:style-name="P82">DELETE</text:p>
          </table:table-cell>
          <table:table-cell table:style-name="Table3.B2" office:value-type="string">
            <text:p text:style-name="P96">Not supported for this endpoint</text:p>
          </table:table-cell>
        </table:table-row>
      </table:table>
      <text:p text:style-name="P48"/>
      <text:p text:style-name="P49">This api will display a user’s tweets</text:p>
      <text:p text:style-name="P4">Required following fields for outgoing JSON object: username, pw_hash, <text:span text:style-name="T37">user_id, and profile_user_id</text:span></text:p>
      <text:p text:style-name="P4"/>
      <text:p text:style-name="P17">Example:</text:p>
      <text:p text:style-name="P17"/>
      <text:p text:style-name="P5">Request to <text:span text:style-name="T7">GET</text:span> <text:a xlink:type="simple" xlink:href="http://127.0.0.1:5000/users/thomas/add_message" text:style-name="Internet_20_link" text:visited-style-name="Visited_20_Internet_20_Link"><text:span text:style-name="T1">http://localhost:8080/users/</text:span></text:a><text:a xlink:type="simple" xlink:href="http://127.0.0.1:5000/users/thomas/add_message" text:style-name="Internet_20_link" text:visited-style-name="Visited_20_Internet_20_Link">thomas</text:a><text:a xlink:type="simple" xlink:href="http://127.0.0.1:5000/users/thomas/add_message" text:style-name="Internet_20_link" text:visited-style-name="Visited_20_Internet_20_Link"><text:span text:style-name="T1">/message</text:span></text:a><text:span text:style-name="T1">s</text:span></text:p>
      <text:p text:style-name="P114">{ <text:tab/>"pw_hash":"pbkdf2:sha256:50000$r1fUXyrZ$5908841c968862270f5a49550fa46d188680922d2c9c3e571f75fa248034d09d", </text:p>
      <text:p text:style-name="P114"><text:s text:c="4"/><text:tab/>"username": "thomas",</text:p>
      <text:p text:style-name="P122"><text:tab/>"use<text:span text:style-name="T39">r_id</text:span>": "<text:span text:style-name="T39">1</text:span>",</text:p>
      <text:p text:style-name="P122"><text:tab/>"<text:span text:style-name="T39">profile_user_id</text:span>": "<text:span text:style-name="T39">1</text:span>",</text:p>
      <text:p text:style-name="P114"><text:s/>}</text:p>
      <text:p text:style-name="P114"/>
      <text:p text:style-name="P128">Response to <text:span text:style-name="T8">GET </text:span><text:a xlink:type="simple" xlink:href="http://127.0.0.1:5000/users/thomas/messages" text:style-name="Internet_20_link" text:visited-style-name="Visited_20_Internet_20_Link"><text:span text:style-name="T8">http://localhost:8080/users/thomas/messages</text:span></text:a></text:p>
      <text:p text:style-name="P129"><text:s/>{</text:p>
      <text:p text:style-name="P129"><text:s text:c="4"/>"author_id": 1, </text:p>
      <text:p text:style-name="P129"><text:s text:c="4"/>"email": "tngo0508@gmail.com", </text:p>
      <text:p text:style-name="P129"><text:s text:c="4"/>"message_id": 12, </text:p>
      <text:p text:style-name="P129"><text:s text:c="4"/>"pub_date": 1518409848, </text:p>
      <text:p text:style-name="P129"><text:s text:c="4"/>"pw_hash": "pbkdf2:sha256:50000$r1fUXyrZ$5908841c968862270f5a49550fa46d188680922d2c9c3e571f75fa248034d09d", </text:p>
      <text:p text:style-name="P129"><text:s text:c="4"/>"text": "populates database for testing", </text:p>
      <text:p text:style-name="P129"><text:s text:c="4"/>"user_id": 1, </text:p>
      <text:p text:style-name="P129"><text:s text:c="4"/>"username": "thomas"</text:p>
      <text:p text:style-name="P129"><text:soft-page-break/><text:s text:c="2"/>}</text:p>
      <text:p text:style-name="P8"/>
      <text:p text:style-name="P9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71">URL: http://localhost:8080/<text:span text:style-name="T13">users/&lt;user_id&gt;/follow</text:span></text:p>
          </table:table-cell>
          <table:covered-table-cell/>
        </table:table-row>
        <table:table-row>
          <table:table-cell table:style-name="Table8.A2" office:value-type="string">
            <text:p text:style-name="P71">HTTP Method</text:p>
          </table:table-cell>
          <table:table-cell table:style-name="Table8.B2" office:value-type="string">
            <text:p text:style-name="P71">Resulting Behavi<text:span text:style-name="T2">or</text:span></text:p>
          </table:table-cell>
        </table:table-row>
        <table:table-row>
          <table:table-cell table:style-name="Table8.A2" office:value-type="string">
            <text:p text:style-name="P86">GET</text:p>
          </table:table-cell>
          <table:table-cell table:style-name="Table8.B2" office:value-type="string">
            <text:p text:style-name="P138">Fetch true or 1 if user_id has followers</text:p>
          </table:table-cell>
        </table:table-row>
        <table:table-row>
          <table:table-cell table:style-name="Table8.A2" office:value-type="string">
            <text:p text:style-name="P86">PUT</text:p>
          </table:table-cell>
          <table:table-cell table:style-name="Table8.B2" office:value-type="string">
            <text:p text:style-name="P101">Not supported for this endpoint</text:p>
          </table:table-cell>
        </table:table-row>
        <table:table-row>
          <table:table-cell table:style-name="Table8.A2" office:value-type="string">
            <text:p text:style-name="P86">POST</text:p>
          </table:table-cell>
          <table:table-cell table:style-name="Table8.B2" office:value-type="string">
            <text:p text:style-name="P101">Not supported for this endpoint</text:p>
          </table:table-cell>
        </table:table-row>
        <table:table-row>
          <table:table-cell table:style-name="Table8.A2" office:value-type="string">
            <text:p text:style-name="P86">DELETE</text:p>
          </table:table-cell>
          <table:table-cell table:style-name="Table8.B2" office:value-type="string">
            <text:p text:style-name="P101">Not supported for this endpoint</text:p>
          </table:table-cell>
        </table:table-row>
      </table:table>
      <text:p text:style-name="P43"><text:s/></text:p>
      <text:p text:style-name="P50">This api will return 1 if user_id has followers. Otherwise, return None</text:p>
      <text:p text:style-name="P10">Required following fields for outgoing JSON object: username, pw_hash, <text:span text:style-name="T40">user_id, and whom_id</text:span></text:p>
      <text:p text:style-name="P10"/>
      <text:p text:style-name="P23">Example:</text:p>
      <text:p text:style-name="P10"><text:span text:style-name="T17">Request to GET </text:span><text:a xlink:type="simple" xlink:href="http://127.0.0.1:5000/users/3/followers" text:style-name="Internet_20_link" text:visited-style-name="Visited_20_Internet_20_Link"><text:span text:style-name="T17">http://localhost:8080/users/3/followers</text:span></text:a></text:p>
      <text:p text:style-name="P10"/>
      <text:p text:style-name="P118">{ <text:tab/></text:p>
      <text:p text:style-name="P119"><text:tab/>"pw_hash":"<text:span text:style-name="T18">pbkdf2:sha256:50000$XArlgzMX$73e58aef7c4ffd196acab89ae912837172583170d794bc29370193731a437bf0</text:span>", </text:p>
      <text:p text:style-name="P118"><text:s text:c="4"/><text:tab/>"username": "<text:span text:style-name="T18">eve</text:span>",</text:p>
      <text:p text:style-name="P123"><text:tab/>"<text:span text:style-name="T41">user_id</text:span>": "<text:span text:style-name="T41">3</text:span>",</text:p>
      <text:p text:style-name="P123"><text:tab/>"<text:span text:style-name="T41">whom_id</text:span>": "<text:span text:style-name="T41">1</text:span>",</text:p>
      <text:p text:style-name="P118"><text:s/>}</text:p>
      <text:p text:style-name="P118"/>
      <text:p text:style-name="P11"><text:span text:style-name="T19">Response to GET </text:span><text:a xlink:type="simple" xlink:href="http://127.0.0.1:5000/users/3/followers" text:style-name="Internet_20_link" text:visited-style-name="Visited_20_Internet_20_Link"><text:span text:style-name="T19">http://localhost:8080/users/3/followers</text:span></text:a></text:p>
      <text:p text:style-name="P51">1 (if user has followers) Or None (if user does not have follower)</text:p>
      <text:p text:style-name="P26"/>
      <text:p text:style-name="P27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74">URL: http://localhost:8080<text:span text:style-name="T23">/users/&lt;user_id&gt;/add_follow</text:span></text:p>
          </table:table-cell>
          <table:covered-table-cell/>
        </table:table-row>
        <table:table-row>
          <table:table-cell table:style-name="Table10.A2" office:value-type="string">
            <text:p text:style-name="P73">HTTP Method</text:p>
          </table:table-cell>
          <table:table-cell table:style-name="Table10.B2" office:value-type="string">
            <text:p text:style-name="P73">Resulting Behavi<text:span text:style-name="T2">or</text:span></text:p>
          </table:table-cell>
        </table:table-row>
        <table:table-row>
          <table:table-cell table:style-name="Table10.A2" office:value-type="string">
            <text:p text:style-name="P88">GET</text:p>
          </table:table-cell>
          <table:table-cell table:style-name="Table10.B2" office:value-type="string">
            <text:p text:style-name="P104">Not supported for this endpoint</text:p>
          </table:table-cell>
        </table:table-row>
        <table:table-row>
          <table:table-cell table:style-name="Table10.A2" office:value-type="string">
            <text:p text:style-name="P88">PUT</text:p>
          </table:table-cell>
          <table:table-cell table:style-name="Table10.B2" office:value-type="string">
            <text:p text:style-name="P104">Not supported for this endpoint</text:p>
          </table:table-cell>
        </table:table-row>
        <table:table-row>
          <table:table-cell table:style-name="Table10.A2" office:value-type="string">
            <text:p text:style-name="P88">POST</text:p>
          </table:table-cell>
          <table:table-cell table:style-name="Table10.B2" office:value-type="string">
            <text:p text:style-name="P134">Insert a message into table message <text:span text:style-name="T21">of &lt;user_id&gt;</text:span></text:p>
          </table:table-cell>
        </table:table-row>
        <table:table-row>
          <table:table-cell table:style-name="Table10.A2" office:value-type="string">
            <text:p text:style-name="P88">DELETE</text:p>
          </table:table-cell>
          <table:table-cell table:style-name="Table10.B2" office:value-type="string">
            <text:p text:style-name="P104">Not supported for this endpoint</text:p>
          </table:table-cell>
        </table:table-row>
      </table:table>
      <text:p text:style-name="P28"/>
      <text:p text:style-name="P13">Required following fields for outgoing JSON object: <text:span text:style-name="T25">username, pw_hash and whom_id</text:span></text:p>
      <text:p text:style-name="P29"/>
      <text:p text:style-name="P29">Example:</text:p>
      <text:p text:style-name="P29"/>
      <text:p text:style-name="P31"><text:span text:style-name="T24">Request to POST </text:span><text:a xlink:type="simple" xlink:href="http://127.0.0.1:5000/messages/1/add_follow" text:style-name="Internet_20_link" text:visited-style-name="Visited_20_Internet_20_Link"><text:span text:style-name="T24">http://localhost:8080/messages/1/add_follow</text:span></text:a></text:p>
      <text:p text:style-name="P31"/>
      <text:p text:style-name="P29">{</text:p>
      <text:p text:style-name="P29"><text:soft-page-break/><text:s text:c="4"/>"pw_hash": "pbkdf2:sha256:50000$r1fUXyrZ$5908841c968862270f5a49550fa46d188680922d2c9c3e571f75fa248034d09d",</text:p>
      <text:p text:style-name="P29"><text:s text:c="4"/>"username": "thomas",</text:p>
      <text:p text:style-name="P29"><text:s text:c="4"/>"whom_id": 3</text:p>
      <text:p text:style-name="P29">}</text:p>
      <text:p text:style-name="P29"/>
      <text:p text:style-name="P32">Response to POST <text:a xlink:type="simple" xlink:href="http://127.0.0.1:5000/messages/1/add_follow" text:style-name="Internet_20_link" text:visited-style-name="Visited_20_Internet_20_Link"><text:span text:style-name="T24">http://localhost:8080/messages/1/add_follow</text:span></text:a></text:p>
      <text:p text:style-name="P32">You are following user has user_id <text:s/>3</text:p>
      <text:p text:style-name="P32"/>
      <text:p text:style-name="P32"/>
      <text:p text:style-name="P32"/>
      <text:p text:style-name="P32"/>
      <text:p text:style-name="P33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75">URL: http://localhost:8080<text:span text:style-name="T23">/users/&lt;user_id&gt;/unfollow</text:span></text:p>
          </table:table-cell>
          <table:covered-table-cell/>
        </table:table-row>
        <table:table-row>
          <table:table-cell table:style-name="Table11.A2" office:value-type="string">
            <text:p text:style-name="P75">HTTP Method</text:p>
          </table:table-cell>
          <table:table-cell table:style-name="Table11.B2" office:value-type="string">
            <text:p text:style-name="P75">Resulting Behavi<text:span text:style-name="T2">or</text:span></text:p>
          </table:table-cell>
        </table:table-row>
        <table:table-row>
          <table:table-cell table:style-name="Table11.A2" office:value-type="string">
            <text:p text:style-name="P89">GET</text:p>
          </table:table-cell>
          <table:table-cell table:style-name="Table11.B2" office:value-type="string">
            <text:p text:style-name="P105">Not supported for this endpoint</text:p>
          </table:table-cell>
        </table:table-row>
        <table:table-row>
          <table:table-cell table:style-name="Table11.A2" office:value-type="string">
            <text:p text:style-name="P89">PUT</text:p>
          </table:table-cell>
          <table:table-cell table:style-name="Table11.B2" office:value-type="string">
            <text:p text:style-name="P105">Not supported for this endpoint</text:p>
          </table:table-cell>
        </table:table-row>
        <table:table-row>
          <table:table-cell table:style-name="Table11.A2" office:value-type="string">
            <text:p text:style-name="P89">POST</text:p>
          </table:table-cell>
          <table:table-cell table:style-name="Table11.B2" office:value-type="string">
            <text:p text:style-name="P106">Not supported for this endpoint</text:p>
          </table:table-cell>
        </table:table-row>
        <table:table-row>
          <table:table-cell table:style-name="Table11.A2" office:value-type="string">
            <text:p text:style-name="P89">DELETE</text:p>
          </table:table-cell>
          <table:table-cell table:style-name="Table11.B2" office:value-type="string">
            <text:p text:style-name="P135">Delete the following a user who has &lt;whom_id&gt;</text:p>
          </table:table-cell>
        </table:table-row>
      </table:table>
      <text:p text:style-name="P34"/>
      <text:p text:style-name="P14">Required following fields for outgoing JSON object: <text:span text:style-name="T25">username, pw_hash, whom_id, username</text:span></text:p>
      <text:p text:style-name="P14"/>
      <text:p text:style-name="P35">Example:</text:p>
      <text:p text:style-name="P35"/>
      <text:p text:style-name="P35">Request to DELETE <text:a xlink:type="simple" xlink:href="http://127.0.0.1:5000/users/3/followers" text:style-name="Internet_20_link" text:visited-style-name="Visited_20_Internet_20_Link">http://localhost:8080/users/3/followers</text:a></text:p>
      <text:p text:style-name="P35"/>
      <text:p text:style-name="P30">{</text:p>
      <text:p text:style-name="P30"><text:s text:c="4"/>"pw_hash": "pbkdf2:sha256:50000$r1fUXyrZ$5908841c968862270f5a49550fa46d188680922d2c9c3e571f75fa248034d09d",</text:p>
      <text:p text:style-name="P30"><text:s text:c="4"/>"username": "thomas",</text:p>
      <text:p text:style-name="P30"><text:s text:c="4"/>"whom_id": 3</text:p>
      <text:p text:style-name="P30">}</text:p>
      <text:p text:style-name="P30"/>
      <text:p text:style-name="P36"><text:span text:style-name="T26">Response</text:span> to DELETE <text:a xlink:type="simple" xlink:href="http://127.0.0.1:5000/users/3/followers" text:style-name="Internet_20_link" text:visited-style-name="Visited_20_Internet_20_Link">http://localhost:8080/users/3/followers</text:a></text:p>
      <text:p text:style-name="P151">You are no longer following user has <text:s/>3</text:p>
      <text:p text:style-name="P151"/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76">URL: http://localhost:8080<text:span text:style-name="T23">/users/Sign_up</text:span></text:p>
          </table:table-cell>
          <table:covered-table-cell/>
        </table:table-row>
        <table:table-row>
          <table:table-cell table:style-name="Table14.A2" office:value-type="string">
            <text:p text:style-name="P76">HTTP Method</text:p>
          </table:table-cell>
          <table:table-cell table:style-name="Table14.B2" office:value-type="string">
            <text:p text:style-name="P76">Resulting Behavi<text:span text:style-name="T2">or</text:span></text:p>
          </table:table-cell>
        </table:table-row>
        <table:table-row>
          <table:table-cell table:style-name="Table14.A2" office:value-type="string">
            <text:p text:style-name="P90">GET</text:p>
          </table:table-cell>
          <table:table-cell table:style-name="Table14.B2" office:value-type="string">
            <text:p text:style-name="P107">Not supported for this endpoint</text:p>
          </table:table-cell>
        </table:table-row>
        <table:table-row>
          <table:table-cell table:style-name="Table14.A2" office:value-type="string">
            <text:p text:style-name="P90">PUT</text:p>
          </table:table-cell>
          <table:table-cell table:style-name="Table14.B2" office:value-type="string">
            <text:p text:style-name="P107">Not supported for this endpoint</text:p>
          </table:table-cell>
        </table:table-row>
        <table:table-row>
          <table:table-cell table:style-name="Table14.A2" office:value-type="string">
            <text:p text:style-name="P90">POST</text:p>
          </table:table-cell>
          <table:table-cell table:style-name="Table14.B2" office:value-type="string">
            <text:p text:style-name="P136">Insert new user information</text:p>
          </table:table-cell>
        </table:table-row>
        <table:table-row>
          <table:table-cell table:style-name="Table14.A2" office:value-type="string">
            <text:p text:style-name="P90">DELETE</text:p>
          </table:table-cell>
          <table:table-cell table:style-name="Table14.B2" office:value-type="string">
            <text:p text:style-name="P107">Not supported for this endpoint</text:p>
          </table:table-cell>
        </table:table-row>
      </table:table>
      <text:p text:style-name="P52"><text:soft-page-break/></text:p>
      <text:p text:style-name="P53">This api will register a new user’s information</text:p>
      <text:p text:style-name="P15">Required following fields for outgoing JSON object: <text:span text:style-name="T25">username, email, pw_hash</text:span></text:p>
      <text:p text:style-name="P37">Example:</text:p>
      <text:p text:style-name="P37"/>
      <text:p text:style-name="P37">Request to POST <text:a xlink:type="simple" xlink:href="http://127.0.0.1:5000/users/Sign_up" text:style-name="Internet_20_link" text:visited-style-name="Visited_20_Internet_20_Link"><text:span text:style-name="T1">http://localhost:8080/users/Sign_up</text:span></text:a></text:p>
      <text:p text:style-name="P37"/>
      <text:p text:style-name="P37">{</text:p>
      <text:p text:style-name="P37"><text:s text:c="4"/>"email": "harry@potter.com",</text:p>
      <text:p text:style-name="P39"><text:s text:c="4"/>"<text:span text:style-name="T42">pw_hash</text:span>": "<text:span text:style-name="T43">pbkdf2:sha256:50000$r1fUXyrZ$5908841c968862270f5a49550fa46d188680922d2c9c3e571f75fa248034d09d</text:span>",</text:p>
      <text:p text:style-name="P37"><text:s text:c="4"/>"username": "Harry"</text:p>
      <text:p text:style-name="P37">}</text:p>
      <text:p text:style-name="P37"/>
      <text:p text:style-name="P38"><text:span text:style-name="T33">Response</text:span> to POST <text:a xlink:type="simple" xlink:href="http://127.0.0.1:5000/users/Sign_up" text:style-name="Internet_20_link" text:visited-style-name="Visited_20_Internet_20_Link"><text:span text:style-name="T1">http://localhost:8080/users/Sign_up</text:span></text:a></text:p>
      <text:p text:style-name="P41">You were successfully registered</text:p>
      <text:p text:style-name="P37"/>
      <text:p text:style-name="P40"/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78">URL: http://localhost:8080<text:span text:style-name="T23">/users</text:span></text:p>
          </table:table-cell>
          <table:covered-table-cell/>
        </table:table-row>
        <table:table-row>
          <table:table-cell table:style-name="Table15.A2" office:value-type="string">
            <text:p text:style-name="P78">HTTP Method</text:p>
          </table:table-cell>
          <table:table-cell table:style-name="Table15.B2" office:value-type="string">
            <text:p text:style-name="P78">Resulting Behavi<text:span text:style-name="T2">or</text:span></text:p>
          </table:table-cell>
        </table:table-row>
        <table:table-row>
          <table:table-cell table:style-name="Table15.A2" office:value-type="string">
            <text:p text:style-name="P91">GET</text:p>
          </table:table-cell>
          <table:table-cell table:style-name="Table15.B2" office:value-type="string">
            <text:p text:style-name="P139">Fetch messages and user’s information</text:p>
          </table:table-cell>
        </table:table-row>
        <table:table-row>
          <table:table-cell table:style-name="Table15.A2" office:value-type="string">
            <text:p text:style-name="P91">PUT</text:p>
          </table:table-cell>
          <table:table-cell table:style-name="Table15.B2" office:value-type="string">
            <text:p text:style-name="P108">Not supported for this endpoint</text:p>
          </table:table-cell>
        </table:table-row>
        <table:table-row>
          <table:table-cell table:style-name="Table15.A2" office:value-type="string">
            <text:p text:style-name="P91">POST</text:p>
          </table:table-cell>
          <table:table-cell table:style-name="Table15.B2" office:value-type="string">
            <text:p text:style-name="P109">Not supported for this endpoint</text:p>
          </table:table-cell>
        </table:table-row>
        <table:table-row>
          <table:table-cell table:style-name="Table15.A2" office:value-type="string">
            <text:p text:style-name="P91">DELETE</text:p>
          </table:table-cell>
          <table:table-cell table:style-name="Table15.B2" office:value-type="string">
            <text:p text:style-name="P108">Not supported for this endpoint</text:p>
          </table:table-cell>
        </table:table-row>
      </table:table>
      <text:p text:style-name="P54"/>
      <text:p text:style-name="P55">This api will get user timeline if no user is logged in it will get the public timeline instead</text:p>
      <text:p text:style-name="P56">Optional fields for outgoing JSON object: user_id, pw_hash, username</text:p>
      <text:p text:style-name="P56"/>
      <text:p text:style-name="P57">Response to <text:a xlink:type="simple" xlink:href="http://localhost:8080/users/" text:style-name="Internet_20_link" text:visited-style-name="Visited_20_Internet_20_Link"><text:span text:style-name="T1">http://localhost:8080/users</text:span></text:a></text:p>
      <text:p text:style-name="P57">{</text:p>
      <text:p text:style-name="P57"><text:s text:c="4"/>"author_id": 1, </text:p>
      <text:p text:style-name="P57"><text:s text:c="4"/>"email": "tngo0508@gmail.com", </text:p>
      <text:p text:style-name="P57"><text:s text:c="4"/>"message_id": 1, </text:p>
      <text:p text:style-name="P57"><text:s text:c="4"/>"pub_date": 1518323568, </text:p>
      <text:p text:style-name="P57"><text:s text:c="4"/>"pw_hash": "pbkdf2:sha256:50000$r1fUXyrZ$5908841c968862270f5a49550fa46d188680922d2c9c3e571f75fa248034d09d", </text:p>
      <text:p text:style-name="P57"><text:s text:c="4"/>"text": "hello, world!", </text:p>
      <text:p text:style-name="P57"><text:s text:c="4"/>"user_id": 1, </text:p>
      <text:p text:style-name="P57"><text:s text:c="4"/>"username": "thomas"</text:p>
      <text:p text:style-name="P57"><text:s text:c="2"/>}</text:p>
      <text:p text:style-name="P57"/>
      <text:p text:style-name="P58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79">URL: http://localhost:8080<text:span text:style-name="T23">/timeline</text:span></text:p>
          </table:table-cell>
          <table:covered-table-cell/>
        </table:table-row>
        <text:soft-page-break/>
        <table:table-row>
          <table:table-cell table:style-name="Table16.A2" office:value-type="string">
            <text:p text:style-name="P79">HTTP Method</text:p>
          </table:table-cell>
          <table:table-cell table:style-name="Table16.B2" office:value-type="string">
            <text:p text:style-name="P79">Resulting Behavi<text:span text:style-name="T2">or</text:span></text:p>
          </table:table-cell>
        </table:table-row>
        <table:table-row>
          <table:table-cell table:style-name="Table16.A2" office:value-type="string">
            <text:p text:style-name="P92">GET</text:p>
          </table:table-cell>
          <table:table-cell table:style-name="Table16.B2" office:value-type="string">
            <text:p text:style-name="P140">Fetch <text:span text:style-name="T44">latest </text:span>messages <text:span text:style-name="T44">of all users</text:span></text:p>
          </table:table-cell>
        </table:table-row>
        <table:table-row>
          <table:table-cell table:style-name="Table16.A2" office:value-type="string">
            <text:p text:style-name="P92">PUT</text:p>
          </table:table-cell>
          <table:table-cell table:style-name="Table16.B2" office:value-type="string">
            <text:p text:style-name="P110">Not supported for this endpoint</text:p>
          </table:table-cell>
        </table:table-row>
        <table:table-row>
          <table:table-cell table:style-name="Table16.A2" office:value-type="string">
            <text:p text:style-name="P92">POST</text:p>
          </table:table-cell>
          <table:table-cell table:style-name="Table16.B2" office:value-type="string">
            <text:p text:style-name="P110">Not supported for this endpoint</text:p>
          </table:table-cell>
        </table:table-row>
        <table:table-row>
          <table:table-cell table:style-name="Table16.A2" office:value-type="string">
            <text:p text:style-name="P92">DELETE</text:p>
          </table:table-cell>
          <table:table-cell table:style-name="Table16.B2" office:value-type="string">
            <text:p text:style-name="P110">Not supported for this endpoint</text:p>
          </table:table-cell>
        </table:table-row>
      </table:table>
      <text:p text:style-name="P58"/>
      <text:p text:style-name="P61">No requirement for JSON object</text:p>
      <text:p text:style-name="P61"/>
      <text:p text:style-name="P59">Response to <text:a xlink:type="simple" xlink:href="http://localhost:8080/timeline" text:style-name="Internet_20_link" text:visited-style-name="Visited_20_Internet_20_Link">http://localhost:8080/timeline</text:a></text:p>
      <text:p text:style-name="P59"/>
      <text:p text:style-name="P62">{</text:p>
      <text:p text:style-name="P62"><text:s text:c="4"/>"author_id": 2, </text:p>
      <text:p text:style-name="P62"><text:s text:c="4"/>"email": "bob@example.com", </text:p>
      <text:p text:style-name="P62"><text:s text:c="4"/>"message_id": 3, </text:p>
      <text:p text:style-name="P62"><text:s text:c="4"/>"pub_date": 1518409690, </text:p>
      <text:p text:style-name="P62"><text:s text:c="4"/>"pw_hash": "pbkdf2:sha256:50000$ZccswADr$641523567028e8e6ffe6eb41be32c0f5687989a672f56f58754b149cb5de12b4", </text:p>
      <text:p text:style-name="P62"><text:s text:c="4"/>"text": "123", </text:p>
      <text:p text:style-name="P62"><text:s text:c="4"/>"user_id": 2, </text:p>
      <text:p text:style-name="P62"><text:s text:c="4"/>"username": "bob"</text:p>
      <text:p text:style-name="P62"><text:s text:c="2"/>}, 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4:37:13.212831075</meta:creation-date>
    <dc:date>2018-04-16T22:52:57.426503520</dc:date>
    <meta:editing-duration>PT6H28M6S</meta:editing-duration>
    <meta:editing-cycles>140</meta:editing-cycles>
    <meta:generator>LibreOffice/5.1.6.2$Linux_X86_64 LibreOffice_project/10m0$Build-2</meta:generator>
    <meta:document-statistic meta:table-count="9" meta:image-count="0" meta:object-count="0" meta:page-count="6" meta:paragraph-count="216" meta:word-count="675" meta:character-count="6462" meta:non-whitespace-character-count="5764"/>
  </office:meta>
</office:document-meta>
</file>